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453in" svg:x="2.4484in" svg:y="2.426in">
            <draw:object draw:notify-on-update-of-ranges="Sheet1.A1:Sheet1.A1 Sheet1.A2:Sheet1.A9 Sheet1.J1:Sheet1.J1 Sheet1.J2:Sheet1.J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. of Processors</text:p>
          </table:table-cell>
          <table:table-cell office:value-type="string" calcext:value-type="string">
            <text:p>ptime1</text:p>
          </table:table-cell>
          <table:table-cell office:value-type="string" calcext:value-type="string">
            <text:p>rtime1</text:p>
          </table:table-cell>
          <table:table-cell office:value-type="string" calcext:value-type="string">
            <text:p>ptime2</text:p>
          </table:table-cell>
          <table:table-cell office:value-type="string" calcext:value-type="string">
            <text:p>rtime2</text:p>
          </table:table-cell>
          <table:table-cell office:value-type="string" calcext:value-type="string">
            <text:p>ptime3</text:p>
          </table:table-cell>
          <table:table-cell office:value-type="string" calcext:value-type="string">
            <text:p>rtime3</text:p>
          </table:table-cell>
          <table:table-cell office:value-type="string" calcext:value-type="string">
            <text:p>ptime_average</text:p>
          </table:table-cell>
          <table:table-cell office:value-type="string" calcext:value-type="string">
            <text:p>rtime_average</text:p>
          </table:table-cell>
          <table:table-cell table:number-columns-repeated="2"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2941" calcext:value-type="float">
            <text:p>5.429410</text:p>
          </table:table-cell>
          <table:table-cell office:value-type="float" office:value="6.39497" calcext:value-type="float">
            <text:p>6.394970</text:p>
          </table:table-cell>
          <table:table-cell office:value-type="float" office:value="5.440242" calcext:value-type="float">
            <text:p>5.440242</text:p>
          </table:table-cell>
          <table:table-cell office:value-type="float" office:value="6.407134" calcext:value-type="float">
            <text:p>6.407134</text:p>
          </table:table-cell>
          <table:table-cell office:value-type="float" office:value="5.423388" calcext:value-type="float">
            <text:p>5.423388</text:p>
          </table:table-cell>
          <table:table-cell office:value-type="float" office:value="6.387881" calcext:value-type="float">
            <text:p>6.387881</text:p>
          </table:table-cell>
          <table:table-cell table:formula="of:=([.B2]+[.D2]+[.F2])/3" office:value-type="float" office:value="5.43101333333333" calcext:value-type="float">
            <text:p>5.431013</text:p>
          </table:table-cell>
          <table:table-cell table:formula="of:=([.C2]+[.E2]+[.G2])/3" office:value-type="float" office:value="6.39666166666667" calcext:value-type="float">
            <text:p>6.396662</text:p>
          </table:table-cell>
          <table:table-cell table:formula="of:=[.$H$2]/[.H2]" office:value-type="float" office:value="1" calcext:value-type="float">
            <text:p>1</text:p>
          </table:table-cell>
          <table:table-cell table:formula="of:=[.$I$2]/[.I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03424" calcext:value-type="float">
            <text:p>2.703424</text:p>
          </table:table-cell>
          <table:table-cell office:value-type="float" office:value="3.18616" calcext:value-type="float">
            <text:p>3.186160</text:p>
          </table:table-cell>
          <table:table-cell office:value-type="float" office:value="2.693944" calcext:value-type="float">
            <text:p>2.693944</text:p>
          </table:table-cell>
          <table:table-cell office:value-type="float" office:value="3.175184" calcext:value-type="float">
            <text:p>3.175184</text:p>
          </table:table-cell>
          <table:table-cell office:value-type="float" office:value="2.690343" calcext:value-type="float">
            <text:p>2.690343</text:p>
          </table:table-cell>
          <table:table-cell office:value-type="float" office:value="3.171106" calcext:value-type="float">
            <text:p>3.171106</text:p>
          </table:table-cell>
          <table:table-cell table:formula="of:=([.B3]+[.D3]+[.F3])/3" office:value-type="float" office:value="2.69590366666667" calcext:value-type="float">
            <text:p>2.695904</text:p>
          </table:table-cell>
          <table:table-cell table:formula="of:=([.C3]+[.E3]+[.G3])/3" office:value-type="float" office:value="3.17748333333333" calcext:value-type="float">
            <text:p>3.177483</text:p>
          </table:table-cell>
          <table:table-cell table:formula="of:=[.$H$2]/[.H3]" office:value-type="float" office:value="2.01454280450921" calcext:value-type="float">
            <text:p>2.0145428045</text:p>
          </table:table-cell>
          <table:table-cell table:formula="of:=[.$I$2]/[.I3]" office:value-type="float" office:value="2.01312202004731" calcext:value-type="float">
            <text:p>2.01312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3762" calcext:value-type="float">
            <text:p>1.813762</text:p>
          </table:table-cell>
          <table:table-cell office:value-type="float" office:value="2.139322" calcext:value-type="float">
            <text:p>2.139322</text:p>
          </table:table-cell>
          <table:table-cell office:value-type="float" office:value="1.825469" calcext:value-type="float">
            <text:p>1.825469</text:p>
          </table:table-cell>
          <table:table-cell office:value-type="float" office:value="2.153173" calcext:value-type="float">
            <text:p>2.153173</text:p>
          </table:table-cell>
          <table:table-cell office:value-type="float" office:value="1.846117" calcext:value-type="float">
            <text:p>1.846117</text:p>
          </table:table-cell>
          <table:table-cell office:value-type="float" office:value="2.176687" calcext:value-type="float">
            <text:p>2.176687</text:p>
          </table:table-cell>
          <table:table-cell table:formula="of:=([.B4]+[.D4]+[.F4])/3" office:value-type="float" office:value="1.82844933333333" calcext:value-type="float">
            <text:p>1.828449</text:p>
          </table:table-cell>
          <table:table-cell table:formula="of:=([.C4]+[.E4]+[.G4])/3" office:value-type="float" office:value="2.156394" calcext:value-type="float">
            <text:p>2.156394</text:p>
          </table:table-cell>
          <table:table-cell table:formula="of:=[.$H$2]/[.H4]" office:value-type="float" office:value="2.97028374498756" calcext:value-type="float">
            <text:p>2.970283745</text:p>
          </table:table-cell>
          <table:table-cell table:formula="of:=[.$I$2]/[.I4]" office:value-type="float" office:value="2.96636962756651" calcext:value-type="float">
            <text:p>2.9663696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7748" calcext:value-type="float">
            <text:p>1.367748</text:p>
          </table:table-cell>
          <table:table-cell office:value-type="float" office:value="1.616031" calcext:value-type="float">
            <text:p>1.616031</text:p>
          </table:table-cell>
          <table:table-cell office:value-type="float" office:value="1.392104" calcext:value-type="float">
            <text:p>1.392104</text:p>
          </table:table-cell>
          <table:table-cell office:value-type="float" office:value="1.645383" calcext:value-type="float">
            <text:p>1.645383</text:p>
          </table:table-cell>
          <table:table-cell office:value-type="float" office:value="1.352869" calcext:value-type="float">
            <text:p>1.352869</text:p>
          </table:table-cell>
          <table:table-cell office:value-type="float" office:value="1.596331" calcext:value-type="float">
            <text:p>1.596331</text:p>
          </table:table-cell>
          <table:table-cell table:formula="of:=([.B5]+[.D5]+[.F5])/3" office:value-type="float" office:value="1.370907" calcext:value-type="float">
            <text:p>1.370907</text:p>
          </table:table-cell>
          <table:table-cell table:formula="of:=([.C5]+[.E5]+[.G5])/3" office:value-type="float" office:value="1.61924833333333" calcext:value-type="float">
            <text:p>1.619248</text:p>
          </table:table-cell>
          <table:table-cell table:formula="of:=[.$H$2]/[.H5]" office:value-type="float" office:value="3.96162054270153" calcext:value-type="float">
            <text:p>3.9616205427</text:p>
          </table:table-cell>
          <table:table-cell table:formula="of:=[.$I$2]/[.I5]" office:value-type="float" office:value="3.95038953259177" calcext:value-type="float">
            <text:p>3.9503895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4431" calcext:value-type="float">
            <text:p>0.954431</text:p>
          </table:table-cell>
          <table:table-cell office:value-type="float" office:value="1.127625" calcext:value-type="float">
            <text:p>1.127625</text:p>
          </table:table-cell>
          <table:table-cell office:value-type="float" office:value="1.05672" calcext:value-type="float">
            <text:p>1.056720</text:p>
          </table:table-cell>
          <table:table-cell office:value-type="float" office:value="1.251148" calcext:value-type="float">
            <text:p>1.251148</text:p>
          </table:table-cell>
          <table:table-cell office:value-type="float" office:value="1.032193" calcext:value-type="float">
            <text:p>1.032193</text:p>
          </table:table-cell>
          <table:table-cell office:value-type="float" office:value="1.222091" calcext:value-type="float">
            <text:p>1.222091</text:p>
          </table:table-cell>
          <table:table-cell table:formula="of:=([.B6]+[.D6]+[.F6])/3" office:value-type="float" office:value="1.014448" calcext:value-type="float">
            <text:p>1.014448</text:p>
          </table:table-cell>
          <table:table-cell table:formula="of:=([.C6]+[.E6]+[.G6])/3" office:value-type="float" office:value="1.200288" calcext:value-type="float">
            <text:p>1.200288</text:p>
          </table:table-cell>
          <table:table-cell table:formula="of:=[.$H$2]/[.H6]" office:value-type="float" office:value="5.35366360161717" calcext:value-type="float">
            <text:p>5.3536636016</text:p>
          </table:table-cell>
          <table:table-cell table:formula="of:=[.$I$2]/[.I6]" office:value-type="float" office:value="5.32927236352164" calcext:value-type="float">
            <text:p>5.329272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6412" calcext:value-type="float">
            <text:p>0.776412</text:p>
          </table:table-cell>
          <table:table-cell office:value-type="float" office:value="0.925905" calcext:value-type="float">
            <text:p>0.925905</text:p>
          </table:table-cell>
          <table:table-cell office:value-type="float" office:value="0.77115" calcext:value-type="float">
            <text:p>0.771150</text:p>
          </table:table-cell>
          <table:table-cell office:value-type="float" office:value="0.916499" calcext:value-type="float">
            <text:p>0.916499</text:p>
          </table:table-cell>
          <table:table-cell office:value-type="float" office:value="0.774498" calcext:value-type="float">
            <text:p>0.774498</text:p>
          </table:table-cell>
          <table:table-cell office:value-type="float" office:value="0.920899" calcext:value-type="float">
            <text:p>0.920899</text:p>
          </table:table-cell>
          <table:table-cell table:formula="of:=([.B7]+[.D7]+[.F7])/3" office:value-type="float" office:value="0.77402" calcext:value-type="float">
            <text:p>0.774020</text:p>
          </table:table-cell>
          <table:table-cell table:formula="of:=([.C7]+[.E7]+[.G7])/3" office:value-type="float" office:value="0.921101" calcext:value-type="float">
            <text:p>0.921101</text:p>
          </table:table-cell>
          <table:table-cell table:formula="of:=[.$H$2]/[.H7]" office:value-type="float" office:value="7.0166317838471" calcext:value-type="float">
            <text:p>7.0166317838</text:p>
          </table:table-cell>
          <table:table-cell table:formula="of:=[.$I$2]/[.I7]" office:value-type="float" office:value="6.94458226260385" calcext:value-type="float">
            <text:p>6.9445822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2951" calcext:value-type="float">
            <text:p>0.502951</text:p>
          </table:table-cell>
          <table:table-cell office:value-type="float" office:value="0.60493" calcext:value-type="float">
            <text:p>0.604930</text:p>
          </table:table-cell>
          <table:table-cell office:value-type="float" office:value="0.482318" calcext:value-type="float">
            <text:p>0.482318</text:p>
          </table:table-cell>
          <table:table-cell office:value-type="float" office:value="0.57908" calcext:value-type="float">
            <text:p>0.579080</text:p>
          </table:table-cell>
          <table:table-cell office:value-type="float" office:value="0.589397" calcext:value-type="float">
            <text:p>0.589397</text:p>
          </table:table-cell>
          <table:table-cell office:value-type="float" office:value="0.706434" calcext:value-type="float">
            <text:p>0.706434</text:p>
          </table:table-cell>
          <table:table-cell table:formula="of:=([.B8]+[.D8]+[.F8])/3" office:value-type="float" office:value="0.524888666666667" calcext:value-type="float">
            <text:p>0.524889</text:p>
          </table:table-cell>
          <table:table-cell table:formula="of:=([.C8]+[.E8]+[.G8])/3" office:value-type="float" office:value="0.630148" calcext:value-type="float">
            <text:p>0.630148</text:p>
          </table:table-cell>
          <table:table-cell table:formula="of:=[.$H$2]/[.H8]" office:value-type="float" office:value="10.3469815186205" calcext:value-type="float">
            <text:p>10.3469815186</text:p>
          </table:table-cell>
          <table:table-cell table:formula="of:=[.$I$2]/[.I8]" office:value-type="float" office:value="10.1510465266361" calcext:value-type="float">
            <text:p>10.1510465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0887" calcext:value-type="float">
            <text:p>0.520887</text:p>
          </table:table-cell>
          <table:table-cell office:value-type="float" office:value="0.629034" calcext:value-type="float">
            <text:p>0.629034</text:p>
          </table:table-cell>
          <table:table-cell office:value-type="float" office:value="0.619022" calcext:value-type="float">
            <text:p>0.619022</text:p>
          </table:table-cell>
          <table:table-cell office:value-type="float" office:value="0.740361" calcext:value-type="float">
            <text:p>0.740361</text:p>
          </table:table-cell>
          <table:table-cell office:value-type="float" office:value="0.657958" calcext:value-type="float">
            <text:p>0.657958</text:p>
          </table:table-cell>
          <table:table-cell office:value-type="float" office:value="0.791674" calcext:value-type="float">
            <text:p>0.791674</text:p>
          </table:table-cell>
          <table:table-cell table:formula="of:=([.B9]+[.D9]+[.F9])/3" office:value-type="float" office:value="0.599289" calcext:value-type="float">
            <text:p>0.599289</text:p>
          </table:table-cell>
          <table:table-cell table:formula="of:=([.C9]+[.E9]+[.G9])/3" office:value-type="float" office:value="0.720356333333333" calcext:value-type="float">
            <text:p>0.720356</text:p>
          </table:table-cell>
          <table:table-cell table:formula="of:=[.$H$2]/[.H9]" office:value-type="float" office:value="9.06242786590999" calcext:value-type="float">
            <text:p>9.0624278659</text:p>
          </table:table-cell>
          <table:table-cell table:formula="of:=[.$I$2]/[.I9]" office:value-type="float" office:value="8.87985760750814" calcext:value-type="float">
            <text:p>8.8798576075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qing Dong</meta:initial-creator>
    <meta:creation-date>2015-01-20T18:05:03.930155865</meta:creation-date>
    <dc:date>2015-01-20T18:49:58.870025697</dc:date>
    <dc:creator>Yunqing Dong</dc:creator>
    <meta:editing-duration>PT14M33S</meta:editing-duration>
    <meta:editing-cycles>1</meta:editing-cycles>
    <meta:document-statistic meta:table-count="1" meta:cell-count="99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bar" chart:style-name="ch1">
        <chart:legend chart:legend-position="end" svg:x="12.485cm" svg:y="3.955cm" style:legend-expansion="high" chart:style-name="ch2"/>
        <chart:plot-area chart:style-name="ch3" table:cell-range-address="Sheet1.A1:Sheet1.A9 Sheet1.J1:Sheet1.J9" chart:data-source-has-labels="row" svg:x="0.32cm" svg:y="0.18cm" svg:width="11.845cm" svg:height="8.646cm">
          <chartooo:coordinate-region svg:x="0.941cm" svg:y="0.379cm" svg:width="11.22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" chart:label-cell-address="Sheet1.A1:Sheet1.A1" chart:class="chart:bar">
            <chart:data-point chart:repeated="8"/>
          </chart:series>
          <chart:series chart:style-name="ch8" chart:values-cell-range-address="Sheet1.J2:Sheet1.J9" chart:label-cell-address="Sheet1.J1:Sheet1.J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Processors</text:p>
                <draw:g>
                  <svg:desc>Sheet1.A1:Sheet1.A1</svg:desc>
                </draw:g>
              </table:table-cell>
              <table:table-cell office:value-type="string">
                <text:p>Speedup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J2:Sheet1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54280450921">
                <text:p>2.01454280450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7028374498756">
                <text:p>2.97028374498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6162054270153">
                <text:p>3.96162054270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35366360161717">
                <text:p>5.35366360161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0166317838471">
                <text:p>7.0166317838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.3469815186205">
                <text:p>10.346981518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.06242786590999">
                <text:p>9.0624278659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